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ProxyUtilsTests.getOriginalBeanNameForNonScoped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pedProxyUtilsTests.getOriginalBeanNameForNullTar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pedProxyUtilsTests.getTargetBeanNameAndIsScoped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opedProxyUtilsTests.getOriginalBeanNameAndIsScoped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